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svg:stroke-width="0.051cm" svg:stroke-color="#333333" draw:marker-start-width="0.279cm" draw:marker-end="Arrowheads_20_2" draw:marker-end-width="0.178cm" draw:fill="solid" draw:fill-color="#ffffff" draw:textarea-horizontal-align="justify" draw:textarea-vertical-align="middle" draw:auto-grow-height="false" fo:min-height="4.208cm" fo:min-width="7.701cm" fo:padding-top="0.15cm" fo:padding-bottom="0.15cm" fo:padding-left="0.275cm" fo:padding-right="0.275cm" loext:decorative="false"/>
    </style:style>
    <style:style style:name="gr3" style:family="graphic" style:parent-style-name="standard">
      <style:graphic-properties draw:stroke="none" svg:stroke-color="#000000" draw:fill="none" draw:fill-color="#ffffff" draw:auto-grow-height="true" draw:auto-grow-width="false" fo:min-height="0.75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78cm" loext:decorative="false"/>
      <style:paragraph-properties style:writing-mode="lr-tb"/>
    </style:style>
    <style:style style:name="gr5" style:family="graphic" style:parent-style-name="objectwithoutfill">
      <style:graphic-properties svg:stroke-width="0.051cm" svg:stroke-color="#333333" draw:marker-start-width="0.279cm" draw:marker-end="Arrowheads_20_1" draw:marker-end-width="0.381cm" draw:fill="none" draw:textarea-vertical-align="middle" fo:padding-top="0.15cm" fo:padding-bottom="0.15cm" fo:padding-left="0.275cm" fo:padding-right="0.275cm" loext:decorative="false"/>
    </style:style>
    <style:style style:name="gr6" style:family="graphic" style:parent-style-name="standard">
      <style:graphic-properties draw:stroke="none" svg:stroke-color="#000000" draw:fill="none" draw:fill-color="#ffffff" draw:auto-grow-height="true" draw:auto-grow-width="false" fo:min-height="1.209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511cm" loext:decorative="false"/>
      <style:paragraph-properties style:writing-mode="lr-tb"/>
    </style:style>
    <style:style style:name="gr8" style:family="graphic" style:parent-style-name="standard">
      <style:graphic-properties svg:stroke-color="#333333" draw:marker-end="Arrowheads_20_3" draw:marker-end-width="0.152cm" draw:textarea-vertical-align="middle" loext:decorative="false"/>
    </style:style>
    <style:style style:name="gr9" style:family="graphic" style:parent-style-name="Default_20_Drawing_20_Style_5f_1">
      <style:graphic-properties svg:stroke-width="0.051cm" svg:stroke-color="#333333" draw:marker-start-width="0.279cm" draw:marker-end-width="0.279cm" draw:fill="solid" draw:fill-color="#ffffff" draw:textarea-horizontal-align="justify" draw:textarea-vertical-align="middle" draw:auto-grow-height="false" fo:min-height="8.136cm" fo:min-width="15.129cm" fo:padding-top="0.15cm" fo:padding-bottom="0.15cm" fo:padding-left="0.275cm" fo:padding-right="0.275cm" loext:decorative="false"/>
    </style:style>
    <style:style style:name="gr10" style:family="graphic" style:parent-style-name="Default_20_Drawing_20_Style_5f_1">
      <style:graphic-properties svg:stroke-width="0.051cm" svg:stroke-color="#333333" draw:marker-start-width="0.279cm" draw:marker-end-width="0.279cm" draw:fill="solid" draw:fill-color="#ffffff" draw:textarea-horizontal-align="justify" draw:textarea-vertical-align="middle" draw:auto-grow-height="false" fo:min-height="5.62cm" fo:min-width="10.006cm" fo:padding-top="0.15cm" fo:padding-bottom="0.15cm" fo:padding-left="0.275cm" fo:padding-right="0.275cm" loext:decorative="false"/>
    </style:style>
    <style:style style:name="gr11" style:family="graphic" style:parent-style-name="Default_20_Drawing_20_Style_5f_1">
      <style:graphic-properties draw:stroke="none" svg:stroke-color="#000000" draw:fill="none" draw:fill-color="#ffffff" draw:auto-grow-height="true" draw:auto-grow-width="false" fo:min-height="1.098cm" loext:decorative="false"/>
      <style:paragraph-properties style:writing-mode="lr-tb"/>
    </style:style>
    <style:style style:name="gr12" style:family="graphic" style:parent-style-name="Default_20_Drawing_20_Style_5f_1">
      <style:graphic-properties draw:stroke="none" svg:stroke-color="#000000" draw:fill="none" draw:fill-color="#ffffff" draw:auto-grow-height="true" draw:auto-grow-width="false" fo:min-height="0.857cm" loext:decorative="false"/>
      <style:paragraph-properties style:writing-mode="lr-tb"/>
    </style:style>
    <style:style style:name="gr13" style:family="graphic" style:parent-style-name="Default_20_Drawing_20_Style_5f_1">
      <style:graphic-properties draw:stroke="none" svg:stroke-color="#000000" draw:fill="none" draw:fill-color="#ffffff" draw:auto-grow-height="true" draw:auto-grow-width="false" fo:min-height="2.889cm" loext:decorative="false"/>
      <style:paragraph-properties style:writing-mode="lr-tb"/>
    </style:style>
    <style:style style:name="gr14" style:family="graphic" style:parent-style-name="Default_20_Drawing_20_Style_5f_1">
      <style:graphic-properties draw:stroke="none" svg:stroke-color="#000000" draw:fill="none" draw:fill-color="#ff3838" draw:auto-grow-height="true" draw:auto-grow-width="false" fo:min-height="3.37cm" loext:decorative="false"/>
      <style:paragraph-properties style:writing-mode="lr-tb"/>
    </style:style>
    <style:style style:name="gr15" style:family="graphic" style:parent-style-name="Default_20_Drawing_20_Style_5f_1">
      <style:graphic-properties draw:stroke="none" svg:stroke-color="#000000" draw:fill="none" draw:fill-color="#ffffff" draw:auto-grow-height="true" draw:auto-grow-width="false" fo:min-height="2.89cm" loext:decorative="false"/>
      <style:paragraph-properties style:writing-mode="lr-tb"/>
    </style:style>
    <style:style style:name="gr16"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subtitle">
      <style:graphic-properties draw:fill-color="#ffffff" fo:min-height="9.384cm" loext:decorative="false"/>
      <style:paragraph-properties style:writing-mode="lr-tb"/>
    </style:style>
    <style:style style:name="co1" style:family="table-column">
      <style:table-column-properties style:column-width="8.762cm" style:use-optimal-column-width="false"/>
    </style:style>
    <style:style style:name="co2" style:family="table-column">
      <style:table-column-properties style:column-width="8.765cm" style:use-optimal-column-width="false"/>
    </style:style>
    <style:style style:name="ro1" style:family="table-row">
      <style:table-row-properties style:row-height="1.195cm" style:use-optimal-row-height="false"/>
    </style:style>
    <style:style style:name="ro2" style:family="table-row">
      <style:table-row-properties style:row-height="1.2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P1" style:family="paragraph">
      <style:paragraph-properties fo:text-align="start"/>
      <style:text-properties fo:font-size="18pt"/>
    </style:style>
    <style:style style:name="P2" style:family="paragraph">
      <loext:graphic-properties draw:fill-color="#ffffff"/>
      <style:paragraph-properties fo:text-align="start"/>
      <style:text-properties fo:font-size="18pt"/>
    </style:style>
    <style:style style:name="P3" style:family="paragraph">
      <loext:graphic-properties draw:fill-color="#ffffff"/>
    </style:style>
    <style:style style:name="P4" style:family="paragraph">
      <style:paragraph-properties fo:margin-top="0.42cm" fo:margin-bottom="0.35cm" fo:text-align="start"/>
      <style:text-properties fo:font-size="18pt" style:font-size-asian="10pt" style:font-size-complex="10pt"/>
    </style:style>
    <style:style style:name="P5" style:family="paragraph">
      <loext:graphic-properties draw:fill-color="#ffffff"/>
      <style:paragraph-properties fo:margin-top="0.42cm" fo:margin-bottom="0.35cm" fo:text-align="start"/>
      <style:text-properties fo:font-size="18pt" style:font-size-asian="10pt" style:font-size-complex="10pt"/>
    </style:style>
    <style:style style:name="P6" style:family="paragraph">
      <style:text-properties fo:font-size="18pt"/>
    </style:style>
    <style:style style:name="P7" style:family="paragraph">
      <loext:graphic-properties draw:fill="solid" draw:fill-color="#ffffff"/>
      <style:paragraph-properties fo:text-align="center"/>
    </style:style>
    <style:style style:name="P8" style:family="paragraph">
      <style:text-properties fo:font-weight="bold"/>
    </style:style>
    <style:style style:name="P9" style:family="paragraph">
      <loext:graphic-properties draw:fill="none" draw:fill-color="#ffffff"/>
      <style:text-properties fo:font-weight="bold"/>
    </style:style>
    <style:style style:name="P10" style:family="paragraph">
      <loext:graphic-properties draw:fill="none"/>
      <style:paragraph-properties fo:text-align="center"/>
    </style:style>
    <style:style style:name="P11" style:family="paragraph">
      <style:text-properties fo:font-size="14pt" fo:font-weight="normal" style:font-weight-asian="normal" style:font-weight-complex="normal"/>
    </style:style>
    <style:style style:name="P12" style:family="paragraph">
      <loext:graphic-properties draw:fill="none" draw:fill-color="#ffffff"/>
      <style:text-properties fo:font-size="14pt" fo:font-weight="normal" style:font-weight-asian="normal" style:font-weight-complex="normal"/>
    </style:style>
    <style:style style:name="P13" style:family="paragraph">
      <style:paragraph-properties fo:text-align="center"/>
    </style:style>
    <style:style style:name="P14" style:family="paragraph">
      <style:text-properties fo:font-size="28pt"/>
    </style:style>
    <style:style style:name="P15" style:family="paragraph">
      <loext:graphic-properties draw:fill="none" draw:fill-color="#ffffff"/>
      <style:text-properties fo:font-size="28pt"/>
    </style:style>
    <style:style style:name="P16" style:family="paragraph">
      <loext:graphic-properties draw:fill="none" draw:fill-color="#ffffff"/>
      <style:text-properties fo:font-size="18pt"/>
    </style:style>
    <style:style style:name="P17" style:family="paragraph">
      <style:text-properties fo:font-size="10pt"/>
    </style:style>
    <style:style style:name="P18" style:family="paragraph">
      <style:text-properties fo:font-size="10pt" fo:hyphenate="false" loext:hyphenation-no-caps="false" loext:hyphenation-no-last-word="false"/>
    </style:style>
    <style:style style:name="P19" style:family="paragraph">
      <loext:graphic-properties draw:fill="none" draw:fill-color="#ffffff"/>
      <style:text-properties fo:font-size="10pt"/>
    </style:style>
    <style:style style:name="P20" style:family="paragraph">
      <loext:graphic-properties draw:fill="none" draw:fill-color="#ff3838"/>
      <style:text-properties fo:font-size="10pt"/>
    </style:style>
    <style:style style:name="P21" style:family="paragraph">
      <style:paragraph-properties fo:margin-left="0cm" fo:margin-right="0cm" fo:margin-top="0cm" fo:margin-bottom="0cm" fo:line-height="100%" fo:text-indent="0cm"/>
      <style:text-properties fo:font-size="10pt"/>
    </style:style>
    <style:style style:name="P22" style:family="paragraph">
      <loext:graphic-properties draw:fill="none" draw:fill-color="#ffffff"/>
      <style:paragraph-properties fo:margin-left="0cm" fo:margin-right="0cm" fo:margin-top="0cm" fo:margin-bottom="0cm" fo:line-height="100%" fo:text-indent="0cm"/>
      <style:text-properties fo:font-size="10pt"/>
    </style:style>
    <style:style style:name="P23"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size-asian="10pt" style:font-size-complex="10pt"/>
    </style:style>
    <style:style style:name="T3" style:family="text">
      <style:text-properties fo:font-weight="bold" style:font-size-asian="10pt" style:font-weight-asian="bold" style:font-size-complex="10pt" style:font-weight-complex="bold"/>
    </style:style>
    <style:style style:name="T4" style:family="text">
      <style:text-properties fo:font-weight="normal" style:font-weight-asian="normal" style:font-weight-complex="normal"/>
    </style:style>
    <style:style style:name="T5" style:family="text">
      <style:text-properties fo:font-size="14pt"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size="1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Was ist KI?</text:p>
          </draw:text-box>
        </draw:frame>
        <draw:frame presentation:style-name="pr2" draw:text-style-name="P2" draw:layer="layout" svg:width="25.199cm" svg:height="9.134cm" svg:x="1.4cm" svg:y="3.885cm" presentation:class="subtitle" presentation:user-transformed="true">
          <draw:text-box>
            <text:p text:style-name="P1">Um künstliche Intelligenz für dieses Modul zu definieren, werden wir beide Begriffe definieren:</text:p>
            <text:p text:style-name="P1"/>
            <text:p text:style-name="P1"><text:span text:style-name="T1">Künstlich:</text:span> nicht in der Natur vorkommend - oder vom Menschen geschaffen.</text:p>
            <text:p text:style-name="P1"/>
            <text:p text:style-name="P1"><text:span text:style-name="T1">Intelligenz:</text:span> (Grad der) Fähigkeit, Information aufzunehmen, sinnvoll zu verarbeiten und auf dieser Basis rational und kreativ zu handel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Was ist der Zweck von KI?</text:p>
          </draw:text-box>
        </draw:frame>
        <draw:frame presentation:style-name="pr2" draw:text-style-name="P5" draw:layer="layout" svg:width="25.199cm" svg:height="9.134cm" svg:x="1.4cm" svg:y="4.185cm" presentation:class="subtitle" presentation:user-transformed="true">
          <draw:text-box>
            <text:p text:style-name="P4">Zweck: <text:span text:style-name="T1">Systeme</text:span> zu schaffen, die Aufgaben ausführen können, die normalerweise menschliche Intelligenz erfordern. </text:p>
            <text:p text:style-name="P4"><text:span text:style-name="T2">Intelligente Systeme können so </text:span><text:span text:style-name="T3">modell</text:span><text:span text:style-name="T2">iert werden, dass sie Informationen aufnehmen und sinnvoll verarbeiten (</text:span><text:span text:style-name="T3">lernen</text:span><text:span text:style-name="T2">) und das daraus resultierende Wissen nutzen, um rationale und kreative Entscheidungen zu treffen (</text:span><text:span text:style-name="T3">Inferenz</text:span><text:span text:style-name="T2">).</text:span></text:p>
            <text:p text:style-name="P4"/>
            <text:p text:style-name="P4"/>
          </draw:text-box>
        </draw:frame>
        <presentation:notes draw:style-name="dp1">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KI-Modelle</text:p>
          </draw:text-box>
        </draw:frame>
        <draw:frame presentation:style-name="pr4" draw:text-style-name="P6" draw:layer="layout" svg:width="25.003cm" svg:height="2.017cm" svg:x="1.4cm" svg:y="3.685cm" presentation:class="outline" presentation:user-transformed="true">
          <draw:text-box>
            <text:list text:style-name="L3">
              <text:list-header>
                <text:p text:style-name="P6">In diesem Modul werden wir KI-Modelle nach dem Muster „Modell - Lernen - Inferenz“ erstellen.</text:p>
              </text:list-header>
            </text:list>
          </draw:text-box>
        </draw:frame>
        <draw:custom-shape draw:style-name="gr2" draw:text-style-name="P7" draw:layer="layout" svg:width="8.251cm" svg:height="4.508cm" svg:x="9.633cm" svg:y="7.64cm">
          <text:p/>
          <draw:enhanced-geometry svg:viewBox="0 0 21600 21600" draw:type="rectangle" draw:enhanced-path="M 0 0 L 21600 0 21600 21600 0 21600 0 0 Z N"/>
        </draw:custom-shape>
        <draw:frame draw:style-name="gr3" draw:text-style-name="P9" draw:layer="layout" svg:width="2.646cm" svg:height="1.006cm" svg:x="12.577cm" svg:y="6.422cm">
          <draw:text-box>
            <text:p text:style-name="P8">Modell</text:p>
          </draw:text-box>
        </draw:frame>
        <draw:frame draw:style-name="gr4" draw:text-style-name="P9" xml:id="id1" draw:id="id1" draw:layer="layout" svg:width="2.76cm" svg:height="1.03cm" svg:x="10.078cm" svg:y="8.022cm">
          <draw:text-box>
            <text:p text:style-name="P8">Lernen</text:p>
          </draw:text-box>
        </draw:frame>
        <draw:frame draw:style-name="gr3" draw:text-style-name="P9" xml:id="id3" draw:id="id3" draw:layer="layout" svg:width="3.08cm" svg:height="1.006cm" svg:x="14.679cm" svg:y="10.722cm">
          <draw:text-box>
            <text:p text:style-name="P8">Inferenz</text:p>
          </draw:text-box>
        </draw:frame>
        <draw:line draw:style-name="gr5" draw:text-style-name="P10" draw:layer="layout" svg:x1="7.006cm" svg:y1="8.531cm" svg:x2="9.667cm" svg:y2="8.531cm">
          <text:p/>
        </draw:line>
        <draw:line draw:style-name="gr5" draw:text-style-name="P10" draw:layer="layout" svg:x1="17.884cm" svg:y1="11.272cm" svg:x2="20.545cm" svg:y2="11.272cm">
          <text:p/>
        </draw:line>
        <draw:frame draw:style-name="gr4" draw:text-style-name="P12" draw:layer="layout" svg:width="2.76cm" svg:height="1.03cm" svg:x="4.934cm" svg:y="8.048cm">
          <draw:text-box>
            <text:p text:style-name="P11"><text:span text:style-name="T4">Daten</text:span></text:p>
          </draw:text-box>
        </draw:frame>
        <draw:frame draw:style-name="gr6" draw:text-style-name="P12" draw:layer="layout" svg:width="5.41cm" svg:height="1.459cm" svg:x="20.956cm" svg:y="10.564cm">
          <draw:text-box>
            <text:p text:style-name="P11"><text:span text:style-name="T5">rationale und kreative Schlussfolgerungen</text:span></text:p>
          </draw:text-box>
        </draw:frame>
        <draw:frame draw:style-name="gr7" draw:text-style-name="P12" xml:id="id2" draw:id="id2" draw:layer="layout" svg:width="2.173cm" svg:height="0.806cm" svg:x="12.734cm" svg:y="9.448cm">
          <draw:text-box>
            <text:p text:style-name="P11"><text:span text:style-name="T4">Wissen</text:span></text:p>
          </draw:text-box>
        </draw:frame>
        <draw:connector draw:style-name="gr8" draw:text-style-name="P13" draw:layer="layout" svg:x1="12.838cm" svg:y1="8.537cm" svg:x2="13.82cm" svg:y2="9.448cm" draw:start-shape="id1" draw:start-glue-point="1" draw:end-shape="id2" draw:end-glue-point="0" svg:d="M12838 8537h982v911" svg:viewBox="0 0 983 912">
          <text:p/>
        </draw:connector>
        <draw:connector draw:style-name="gr8" draw:text-style-name="P13" draw:layer="layout" svg:x1="13.82cm" svg:y1="10.254cm" svg:x2="14.679cm" svg:y2="11.225cm" draw:start-shape="id2" draw:start-glue-point="2" draw:end-shape="id3" draw:end-glue-point="3" svg:d="M13820 10254v971h859" svg:viewBox="0 0 860 972">
          <text:p/>
        </draw:connector>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Überblick - Themen</text:p>
          </draw:text-box>
        </draw:frame>
        <draw:custom-shape draw:style-name="gr9" draw:text-style-name="P7" draw:layer="layout" svg:width="22.173cm" svg:height="11.928cm" svg:x="2.844cm" svg:y="3.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14.926cm" svg:height="8.37cm" svg:x="8.832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5" draw:layer="layout" svg:width="1.465cm" svg:height="1.352cm" svg:x="13.289cm" svg:y="3.459cm">
          <draw:text-box>
            <text:p text:style-name="P14">KI</text:p>
          </draw:text-box>
        </draw:frame>
        <draw:frame draw:style-name="gr12" draw:text-style-name="P16" draw:layer="layout" svg:width="6.72cm" svg:height="1.107cm" svg:x="13.385cm" svg:y="5.731cm">
          <draw:text-box>
            <text:p text:style-name="P6">Maschinelles Lernen</text:p>
          </draw:text-box>
        </draw:frame>
        <draw:frame draw:style-name="gr13" draw:text-style-name="P19" draw:layer="layout" svg:width="5.211cm" svg:height="3.139cm" svg:x="5.82cm" svg:y="5.089cm">
          <draw:text-box>
            <text:p text:style-name="P17">1. Logik- und regelbasierte:</text:p>
            <text:p text:style-name="P17"/>
            <text:list text:style-name="L5">
              <text:list-item>
                <text:p text:style-name="P18">Aussagenlogik</text:p>
              </text:list-item>
              <text:list-item>
                <text:p text:style-name="P18">Prädikatenlogik erster Stufe</text:p>
              </text:list-item>
            </text:list>
          </draw:text-box>
        </draw:frame>
        <draw:frame draw:style-name="gr13" draw:text-style-name="P19" draw:layer="layout" svg:width="5.316cm" svg:height="3.139cm" svg:x="3.506cm" svg:y="8.37cm">
          <draw:text-box>
            <text:p text:style-name="P17">2. Wissensrepräsentation:</text:p>
            <text:p text:style-name="P17"/>
            <text:list text:style-name="L5">
              <text:list-item>
                <text:p text:style-name="P18">Ontologien</text:p>
              </text:list-item>
              <text:list-item>
                <text:p text:style-name="P18">Knowledge graphs</text:p>
              </text:list-item>
              <text:list-item>
                <text:p text:style-name="P18">Symbolische KI</text:p>
              </text:list-item>
            </text:list>
          </draw:text-box>
        </draw:frame>
        <draw:frame draw:style-name="gr14" draw:text-style-name="P20" draw:layer="layout" svg:width="6.673cm" svg:height="3.62cm" svg:x="10.021cm" svg:y="6.91cm">
          <draw:text-box>
            <text:p text:style-name="P17">3. Überwachtes ML:</text:p>
            <text:p text:style-name="P17"/>
            <text:list text:style-name="L5">
              <text:list-item>
                <text:p text:style-name="P18"><text:span text:style-name="T4">Lineare Regression</text:span></text:p>
              </text:list-item>
              <text:list-item>
                <text:p text:style-name="P18">Artificial neural networks (ANNs)</text:p>
              </text:list-item>
              <text:list-item>
                <text:p text:style-name="P18">Extreme learning machines (ELMs)</text:p>
              </text:list-item>
            </text:list>
          </draw:text-box>
        </draw:frame>
        <draw:frame draw:style-name="gr13" draw:text-style-name="P22" draw:layer="layout" svg:width="5.949cm" svg:height="3.139cm" svg:x="9.762cm" svg:y="9.471cm">
          <draw:text-box>
            <text:p text:style-name="P21"><text:span text:style-name="T6">4. Unü</text:span>berwachtes ML:</text:p>
            <text:p text:style-name="P17"/>
            <text:list text:style-name="L5">
              <text:list-item>
                <text:p text:style-name="P18"><text:span text:style-name="T4">Clustering (k-means)</text:span></text:p>
              </text:list-item>
              <text:list-item>
                <text:p text:style-name="P18">Graph neural networks (GNNs)</text:p>
              </text:list-item>
            </text:list>
          </draw:text-box>
        </draw:frame>
        <draw:frame draw:style-name="gr13" draw:text-style-name="P19" draw:layer="layout" svg:width="6.006cm" svg:height="3.139cm" svg:x="16.926cm" svg:y="7.112cm">
          <draw:text-box>
            <text:p text:style-name="P17">5. Verstärkungslernen (RL):</text:p>
            <text:p text:style-name="P17"/>
            <text:list text:style-name="L5">
              <text:list-item>
                <text:p text:style-name="P18"><text:span text:style-name="T4">Markow-Entscheidungsprozess</text:span></text:p>
              </text:list-item>
              <text:list-item>
                <text:p text:style-name="P18">Policy-based learning</text:p>
              </text:list-item>
            </text:list>
          </draw:text-box>
        </draw:frame>
        <draw:frame draw:style-name="gr15" draw:text-style-name="P19" draw:layer="layout" svg:width="5.315cm" svg:height="3.14cm" svg:x="16.904cm" svg:y="9.504cm">
          <draw:text-box>
            <text:p text:style-name="P17">6. Neurosymbolische KI:</text:p>
            <text:p text:style-name="P17"/>
            <text:list text:style-name="L5">
              <text:list-item>
                <text:p text:style-name="P18">Erklärbare KI (XAI)</text:p>
              </text:list-item>
              <text:list-item>
                <text:p text:style-name="P18">Hybrid neural networks</text:p>
              </text:list-item>
              <text:list-item>
                <text:p text:style-name="P18">Hopfield-Netz</text:p>
              </text:list-item>
            </text:list>
          </draw:text-box>
        </draw:frame>
        <presentation:notes draw:style-name="dp1">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2.629cm" svg:x="1.4cm" svg:y="0.628cm" presentation:class="title">
          <draw:text-box>
            <text:p>Vorgehensweise - Teamaufgaben</text:p>
          </draw:text-box>
        </draw:frame>
        <draw:frame presentation:style-name="pr5" draw:text-style-name="P5" draw:layer="layout" svg:width="25.199cm" svg:height="12.604cm" svg:x="1.4cm" svg:y="3.509cm" presentation:class="subtitle" presentation:user-transformed="true">
          <draw:text-box>
            <text:p text:style-name="P4"><text:span text:style-name="T2">In jedem der 6 Themen auf der vorherigen Seite werden die Student*innen ein KI-Modell nach dem Muster „Modell - Lernen - Inferenz“ erstellen und dabei die im Unterricht erlernten Methoden anwenden. </text:span><text:span text:style-name="T3">Einige dieser Arbeiten werden benotet</text:span><text:span text:style-name="T2"> und eine Woche vorher angekündigt. Die Aufgaben sind in Teams zu bearbeiten und folgen dem allgemeinen Ablauf:</text:span></text:p>
            <text:p text:style-name="P4"><text:span text:style-name="T2"/></text:p>
            <text:p text:style-name="P4"><text:span text:style-name="T2">1. Identifizieren Sie ein (fiktives) Geschäftsproblem</text:span></text:p>
            <text:p text:style-name="P4"><text:span text:style-name="T2">2. Wählen Sie einen geeigneten KI-Ansatz</text:span></text:p>
            <text:p text:style-name="P4"><text:span text:style-name="T2">3. Entwicklung, Training und Test des KI-Modells*</text:span></text:p>
            <text:p text:style-name="P4"><text:span text:style-name="T2"/></text:p>
            <text:p text:style-name="P4"><text:span text:style-name="T2">*Python wird für die Implementierung der Modelle verwendet </text:span></text:p>
            <text:p text:style-name="P4"/>
            <text:p text:style-name="P4"/>
          </draw:text-box>
        </draw:frame>
        <presentation:notes draw:style-name="dp1">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2.629cm" svg:x="1.4cm" svg:y="0.628cm" presentation:class="title">
          <draw:text-box>
            <text:p>Benotung</text:p>
          </draw:text-box>
        </draw:frame>
        <draw:frame presentation:style-name="pr5" draw:text-style-name="P5" draw:layer="layout" svg:width="25.199cm" svg:height="10.342cm" svg:x="1.4cm" svg:y="3.439cm" presentation:class="subtitle" presentation:user-transformed="true">
          <draw:text-box>
            <text:p text:style-name="P4"><text:span text:style-name="T7">Jedes Team stellt seine KI-Modellimplementierung in der Vorlesung vor, die auf die Vorlesung folgt, in der die Aufgabe gestellt wurde. Darüber hinaus wird jedes Teammitglied seine Teamkollegen bewerten und ein Quiz über die im Modell verwendeten Konzepte beantworten. Die Studenten werden für die Projekte wie folgt benotet:</text:span></text:p>
            <text:p text:style-name="P4"><text:span text:style-name="T7"/></text:p>
            <text:p text:style-name="P4"><text:span text:style-name="T7">36% - Qualität des Modells</text:span></text:p>
            <text:p text:style-name="P4"><text:span text:style-name="T7">32% - Individueller Beitrag</text:span></text:p>
            <text:p text:style-name="P4"><text:span text:style-name="T7">32% - Individuelles Verständnis</text:span></text:p>
            <text:p text:style-name="P4"/>
            <text:p text:style-name="P4"><text:span text:style-name="T1">100% - Gesamt</text:span></text:p>
          </draw:text-box>
        </draw:fram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2.629cm" svg:x="1.4cm" svg:y="0.628cm" presentation:class="title">
          <draw:text-box>
            <text:p>Notenskala</text:p>
          </draw:text-box>
        </draw:frame>
        <draw:frame draw:style-name="gr16" draw:layer="layout" svg:width="17.526cm" svg:height="7.174cm" svg:x="5.071cm" svg:y="5.517cm">
          <table:table table:template-name="default" table:use-first-row-styles="true" table:use-banding-rows-styles="true">
            <table:table-column table:style-name="co1"/>
            <table:table-column table:style-name="co2"/>
            <table:table-row table:style-name="ro1" table:default-cell-style-name="ce1">
              <table:table-cell>
                <text:p text:style-name="P23"><text:span text:style-name="T1">Prozent</text:span></text:p>
              </table:table-cell>
              <table:table-cell>
                <text:p text:style-name="P23"><text:span text:style-name="T1">Note</text:span></text:p>
              </table:table-cell>
            </table:table-row>
            <table:table-row table:style-name="ro1" table:default-cell-style-name="ce2">
              <table:table-cell>
                <text:p text:style-name="P13">70 - 100</text:p>
              </table:table-cell>
              <table:table-cell>
                <text:p text:style-name="P13">1,5 – 1,0 (Sehr gut)</text:p>
              </table:table-cell>
            </table:table-row>
            <table:table-row table:style-name="ro1" table:default-cell-style-name="ce2">
              <table:table-cell>
                <text:p text:style-name="P13">60 - 69</text:p>
              </table:table-cell>
              <table:table-cell>
                <text:p text:style-name="P13">2,5 – 1,6 (Gut)</text:p>
              </table:table-cell>
            </table:table-row>
            <table:table-row table:style-name="ro1" table:default-cell-style-name="ce2">
              <table:table-cell>
                <text:p text:style-name="P13">50 - 59</text:p>
              </table:table-cell>
              <table:table-cell>
                <text:p text:style-name="P13">3,5 – 2,6 (Befriedigend)</text:p>
              </table:table-cell>
            </table:table-row>
            <table:table-row table:style-name="ro1" table:default-cell-style-name="ce2">
              <table:table-cell>
                <text:p text:style-name="P13">40 - 49</text:p>
              </table:table-cell>
              <table:table-cell>
                <text:p text:style-name="P13">4.0 – 3,6 (Ausreichend)</text:p>
              </table:table-cell>
            </table:table-row>
            <table:table-row table:style-name="ro2" table:default-cell-style-name="ce2">
              <table:table-cell>
                <text:p text:style-name="P13">&lt; 40</text:p>
              </table:table-cell>
              <table:table-cell>
                <text:p text:style-name="P13">(Nicht ausreichend)</text:p>
              </table:table-cell>
            </table:table-row>
          </table:table>
          <draw:image xlink:href="Pictures/TablePreview1.svm" xlink:type="simple" xlink:show="embed" xlink:actuate="onLoad"/>
        </draw:frame>
        <presentation:notes draw:style-name="dp1">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0:12:36.234893719</meta:creation-date>
    <dc:date>2025-03-23T14:54:41.115386962</dc:date>
    <meta:editing-duration>PT1H37M30S</meta:editing-duration>
    <meta:editing-cycles>16</meta:editing-cycles>
    <meta:generator>LibreOffice/24.2.7.2$Linux_X86_64 LibreOffice_project/420$Build-2</meta:generator>
    <meta:print-date>2025-03-23T14:40:03.006471107</meta:print-date>
    <meta:printed-by>PDF files</meta:printed-by>
    <meta:document-statistic meta:object-count="69"/>
  </office:meta>
</office:document-meta>
</file>